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7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75cm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111111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5cm" svg:height="1.5cm" svg:x="5.5cm" svg:y="3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5cm" svg:height="1.5cm" svg:x="6.75cm" svg:y="3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25cm" svg:height="1.5cm" svg:x="5.5cm" svg:y="6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5cm" svg:x="9.25cm" svg:y="9cm">
          <text:p text:style-name="P2">2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25cm" svg:height="1.5cm" svg:x="9.25cm" svg:y="3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5cm" svg:height="1.5cm" svg:x="10.5cm" svg:y="3.5cm">
            <text:p text:style-name="P2">/</text:p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7.5cm" svg:y1="4.25cm" svg:x2="9.25cm" svg:y2="4.25cm">
          <text:p/>
        </draw:line>
        <draw:line draw:style-name="gr4" draw:text-style-name="P3" draw:layer="layout" svg:x1="6.1cm" svg:y1="4.5cm" svg:x2="6.1cm" svg:y2="6.25cm">
          <text:p/>
        </draw:line>
        <draw:line draw:style-name="gr3" draw:text-style-name="P3" draw:layer="layout" svg:x1="3.7cm" svg:y1="4.25cm" svg:x2="5.45cm" svg:y2="4.25cm">
          <text:p/>
        </draw:line>
        <draw:g>
          <draw:custom-shape draw:style-name="gr1" draw:text-style-name="P1" draw:layer="layout" svg:width="1.25cm" svg:height="1.5cm" svg:x="9.25cm" svg:y="6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5cm" svg:height="1.5cm" svg:x="10.5cm" svg:y="6.25cm">
            <text:p text:style-name="P2"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9.75cm" svg:y1="7.25cm" svg:x2="9.75cm" svg:y2="9cm">
          <text:p/>
        </draw:line>
        <draw:line draw:style-name="gr4" draw:text-style-name="P3" draw:layer="layout" svg:x1="9.75cm" svg:y1="4.5cm" svg:x2="9.75cm" svg:y2="6.25cm">
          <text:p/>
        </draw:line>
        <draw:g>
          <draw:custom-shape draw:style-name="gr1" draw:text-style-name="P1" draw:layer="layout" svg:width="1.25cm" svg:height="1.5cm" svg:x="13.25cm" svg:y="6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5cm" svg:height="1.5cm" svg:x="14.5cm" svg:y="6.25cm">
            <text:p text:style-name="P2">/</text:p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11.25cm" svg:y1="7cm" svg:x2="13.25cm" svg:y2="7cm">
          <text:p/>
        </draw:line>
        <draw:g>
          <draw:custom-shape draw:style-name="gr1" draw:text-style-name="P1" draw:layer="layout" svg:width="1.25cm" svg:height="1.5cm" svg:x="13.25cm" svg:y="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5cm" svg:height="1.5cm" svg:x="14.5cm" svg:y="9cm">
            <text:p text:style-name="P2"/>
            <draw:enhanced-geometry svg:viewBox="0 0 21600 21600" draw:type="rectangle" draw:enhanced-path="M 0 0 L 21600 0 21600 21600 0 21600 0 0 Z N"/>
          </draw:custom-shape>
        </draw:g>
        <draw:line draw:style-name="gr4" draw:text-style-name="P3" draw:layer="layout" svg:x1="13.85cm" svg:y1="7.25cm" svg:x2="13.85cm" svg:y2="9cm">
          <text:p/>
        </draw:line>
        <draw:custom-shape draw:style-name="gr1" draw:text-style-name="P1" draw:layer="layout" svg:width="1.25cm" svg:height="1.5cm" svg:x="13.25cm" svg:y="11.75cm">
          <text:p text:style-name="P2">3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85cm" svg:y1="10cm" svg:x2="13.85cm" svg:y2="11.75cm">
          <text:p/>
        </draw:line>
        <draw:g>
          <draw:custom-shape draw:style-name="gr1" draw:text-style-name="P1" draw:layer="layout" svg:width="1.25cm" svg:height="1.5cm" svg:x="17cm" svg:y="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5cm" svg:height="1.5cm" svg:x="18.25cm" svg:y="9cm">
            <text:p text:style-name="P2">/</text:p>
            <draw:enhanced-geometry svg:viewBox="0 0 21600 21600" draw:type="rectangle" draw:enhanced-path="M 0 0 L 21600 0 21600 21600 0 21600 0 0 Z N"/>
          </draw:custom-shape>
        </draw:g>
        <draw:line draw:style-name="gr3" draw:text-style-name="P3" draw:layer="layout" svg:x1="15cm" svg:y1="9.75cm" svg:x2="17cm" svg:y2="9.75cm">
          <text:p/>
        </draw:line>
        <draw:custom-shape draw:style-name="gr1" draw:text-style-name="P1" draw:layer="layout" svg:width="1.25cm" svg:height="1.5cm" svg:x="17cm" svg:y="11.8cm">
          <text:p text:style-name="P2">4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65cm" svg:y1="10cm" svg:x2="17.65cm" svg:y2="11.75cm">
          <text:p/>
        </draw:line>
        <draw:custom-shape draw:style-name="gr5" draw:text-style-name="P4" xml:id="id1" draw:id="id1" draw:layer="layout" svg:width="0.5cm" svg:height="0.5cm" svg:x="4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xml:id="id2" draw:id="id2" draw:layer="layout" svg:width="0.853cm" svg:height="0.962cm" svg:x="2.897cm" svg:y="13.038cm">
          <draw:text-box>
            <text:p text:style-name="P5">1</text:p>
          </draw:text-box>
        </draw:frame>
        <draw:connector draw:style-name="gr7" draw:text-style-name="P3" draw:layer="layout" draw:type="curve" svg:x1="4cm" svg:y1="12cm" svg:x2="3.323cm" svg:y2="13.038cm" draw:start-shape="id1" draw:start-glue-point="6" draw:end-shape="id2" draw:end-glue-point="0" svg:d="M4000 12000c-452 0-677 346-677 1038" svg:viewBox="0 0 678 1039">
          <text:p/>
        </draw:connector>
        <draw:custom-shape draw:style-name="gr5" draw:text-style-name="P4" xml:id="id3" draw:id="id3" draw:layer="layout" svg:width="0.5cm" svg:height="0.5cm" svg:x="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0.5cm" svg:height="0.5cm" svg:x="6.2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xml:id="id4" draw:id="id4" draw:layer="layout" svg:width="0.853cm" svg:height="0.962cm" svg:x="4.091cm" svg:y="13.874cm">
          <draw:text-box>
            <text:p text:style-name="P5">2</text:p>
          </draw:text-box>
        </draw:frame>
        <draw:frame draw:style-name="gr6" draw:text-style-name="P6" xml:id="id6" draw:id="id6" draw:layer="layout" svg:width="0.853cm" svg:height="0.962cm" svg:x="5.35cm" svg:y="14.938cm">
          <draw:text-box>
            <text:p text:style-name="P5">3</text:p>
          </draw:text-box>
        </draw:frame>
        <draw:frame draw:style-name="gr6" draw:text-style-name="P6" xml:id="id7" draw:id="id7" draw:layer="layout" svg:width="0.853cm" svg:height="0.962cm" svg:x="7.05cm" svg:y="14.95cm">
          <draw:text-box>
            <text:p text:style-name="P5">4</text:p>
          </draw:text-box>
        </draw:frame>
        <draw:connector draw:style-name="gr8" draw:text-style-name="P3" draw:layer="layout" draw:type="curve" svg:x1="5.073cm" svg:y1="13.177cm" svg:x2="4.517cm" svg:y2="13.874cm" draw:start-shape="id3" draw:start-glue-point="7" draw:end-shape="id4" draw:end-glue-point="0" svg:d="M5073 13177c-371 0-556 232-556 697" svg:viewBox="0 0 557 698">
          <text:p/>
        </draw:connector>
        <draw:connector draw:style-name="gr9" draw:text-style-name="P3" draw:layer="layout" draw:type="curve" svg:x1="5.427cm" svg:y1="13.177cm" svg:x2="6.5cm" svg:y2="13.75cm" draw:start-shape="id3" draw:start-glue-point="9" draw:end-shape="id5" draw:end-glue-point="4" svg:d="M5427 13177c716 0 1073 191 1073 573" svg:viewBox="0 0 1074 574">
          <text:p/>
        </draw:connector>
        <draw:connector draw:style-name="gr10" draw:text-style-name="P3" draw:layer="layout" draw:type="curve" svg:x1="6.25cm" svg:y1="14cm" svg:x2="5.776cm" svg:y2="14.938cm" draw:start-shape="id5" draw:start-glue-point="6" draw:end-shape="id6" draw:end-glue-point="0" svg:d="M6250 14000c-316 0-474 312-474 938" svg:viewBox="0 0 475 939">
          <text:p/>
        </draw:connector>
        <draw:connector draw:style-name="gr11" draw:text-style-name="P3" draw:layer="layout" draw:type="curve" svg:x1="6.75cm" svg:y1="14cm" svg:x2="7.476cm" svg:y2="14.95cm" draw:start-shape="id5" draw:start-glue-point="10" draw:end-shape="id7" draw:end-glue-point="0" svg:d="M6750 14000c484 0 726 316 726 950" svg:viewBox="0 0 727 951">
          <text:p/>
        </draw:connector>
        <draw:connector draw:style-name="gr12" draw:text-style-name="P3" draw:layer="layout" draw:type="curve" svg:x1="4.5cm" svg:y1="12cm" svg:x2="5.25cm" svg:y2="12.75cm" draw:start-shape="id1" draw:start-glue-point="10" draw:end-shape="id3" draw:end-glue-point="4" svg:d="M4500 12000c500 0 750 250 750 750" svg:viewBox="0 0 751 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03T10:56:59.155133193</meta:creation-date>
    <dc:date>2020-10-03T11:41:32.810251534</dc:date>
    <meta:editing-duration>PT3M52S</meta:editing-duration>
    <meta:editing-cycles>1</meta:editing-cycles>
    <meta:document-statistic meta:object-count="45"/>
    <meta:generator>LibreOffice/7.0.1.2$Linux_X86_64 LibreOffice_project/88a63c56098013eb4038e11ebe7c8c0daab09aa8</meta:generator>
  </office:meta>
</office:document-meta>
</file>